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style:text-underline-style="none" fo:font-weight="bold" officeooo:rsid="00376c14" officeooo:paragraph-rsid="00376c14" style:font-size-asian="14pt" style:font-style-asian="normal" style:font-weight-asian="bold" style:font-size-complex="14pt" style:font-style-complex="normal" style:font-weight-complex="bold"/>
    </style:style>
    <style:style style:name="P2" style:family="paragraph" style:parent-style-name="Standard">
      <style:paragraph-properties fo:text-align="start" style:justify-single-word="false"/>
      <style:text-properties fo:font-size="14pt" fo:font-style="normal" style:text-underline-style="none" fo:font-weight="normal" officeooo:rsid="000d8ce0" officeooo:paragraph-rsid="000d8ce0" style:font-size-asian="14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font-size="14pt" fo:font-style="normal" style:text-underline-style="none" fo:font-weight="normal" officeooo:rsid="000d8ce0" officeooo:paragraph-rsid="000dcb37"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officeooo:rsid="000d8ce0" officeooo:paragraph-rsid="00110235"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ab-stops/>
      </style:paragraph-properties>
      <style:text-properties fo:font-size="14pt" fo:font-style="normal" style:text-underline-style="none" fo:font-weight="normal" officeooo:rsid="000dcb37" officeooo:paragraph-rsid="000dcb37"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376c14" officeooo:paragraph-rsid="00376c14"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0dcb37" officeooo:paragraph-rsid="000dcb37" fo:background-color="#ffffff"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officeooo:rsid="0009d313" officeooo:paragraph-rsid="0009d313"/>
    </style:style>
    <style:style style:name="P9" style:family="paragraph" style:parent-style-name="Standard">
      <style:text-properties officeooo:paragraph-rsid="00110235"/>
    </style:style>
    <style:style style:name="P10" style:family="paragraph" style:parent-style-name="Standard">
      <style:paragraph-properties fo:break-before="page"/>
      <style:text-properties fo:font-size="14pt" fo:font-style="normal" style:text-underline-style="none" fo:font-weight="normal" officeooo:rsid="000ab558" officeooo:paragraph-rsid="00110235" style:font-size-asian="14pt" style:font-style-asian="normal" style:font-weight-asian="normal" style:font-size-complex="14pt" style:font-style-complex="normal" style:font-weight-complex="normal"/>
    </style:style>
    <style:style style:name="P11" style:family="paragraph" style:parent-style-name="Standard">
      <style:paragraph-properties fo:break-before="page"/>
      <style:text-properties fo:font-size="14pt" officeooo:paragraph-rsid="00110235" style:font-size-asian="14pt" style:font-size-complex="14pt"/>
    </style:style>
    <style:style style:name="P1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4pt" officeooo:rsid="002cc08c" officeooo:paragraph-rsid="002cc08c" style:font-size-asian="12.25pt" style:font-size-complex="14pt"/>
    </style:style>
    <style:style style:name="P13" style:family="paragraph" style:parent-style-name="Standard">
      <style:paragraph-properties fo:text-align="start" style:justify-single-word="false"/>
      <style:text-properties fo:font-size="14pt" fo:font-style="italic" style:text-underline-style="none" fo:font-weight="bold" officeooo:rsid="0009d313" officeooo:paragraph-rsid="00110235" style:font-size-asian="14pt" style:font-style-asian="italic" style:font-weight-asian="bold" style:font-size-complex="14pt" style:font-style-complex="italic" style:font-weight-complex="bold"/>
    </style:style>
    <style:style style:name="P14" style:family="paragraph" style:parent-style-name="Standard">
      <style:paragraph-properties fo:text-align="start" style:justify-single-word="false"/>
      <style:text-properties fo:font-size="18pt" fo:font-style="normal" style:text-underline-style="none" fo:font-weight="bold" officeooo:rsid="0009d313" officeooo:paragraph-rsid="0009d313"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text-properties fo:font-size="18pt" fo:font-style="normal" style:text-underline-style="none" fo:font-weight="normal" officeooo:rsid="0009d313" officeooo:paragraph-rsid="0009d313" style:font-size-asian="18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fo:font-size="18pt" fo:font-style="normal" style:text-underline-style="none" fo:font-weight="normal" officeooo:rsid="0009d313" officeooo:paragraph-rsid="001c4079" style:font-size-asian="18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style:text-properties fo:font-size="18pt" fo:font-style="normal" style:text-underline-style="none" fo:font-weight="normal" officeooo:rsid="000ab558" officeooo:paragraph-rsid="0009d313"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fo:font-size="18pt" fo:font-style="normal" style:text-underline-style="none" fo:font-weight="normal" officeooo:rsid="000ab558" officeooo:paragraph-rsid="000ab558"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font-size="18pt" officeooo:rsid="0009d313" officeooo:paragraph-rsid="0009d313" style:font-size-asian="18pt" style:font-size-complex="18pt"/>
    </style:style>
    <style:style style:name="P20" style:family="paragraph" style:parent-style-name="Standard">
      <style:paragraph-properties fo:text-align="start" style:justify-single-word="false"/>
      <style:text-properties fo:font-size="20pt" fo:font-style="normal" style:text-underline-style="none" fo:font-weight="normal" officeooo:rsid="000dcb37" officeooo:paragraph-rsid="000dcb37" style:font-size-asian="20pt" style:font-style-asian="normal" style:font-weight-asian="normal" style:font-size-complex="20pt" style:font-style-complex="normal" style:font-weight-complex="normal"/>
    </style:style>
    <style:style style:name="P21" style:family="paragraph" style:parent-style-name="Standard">
      <style:text-properties fo:font-size="20pt" fo:font-style="italic" style:text-underline-style="none" fo:font-weight="bold" officeooo:rsid="000ab558" officeooo:paragraph-rsid="00110235" style:font-size-asian="20pt" style:font-style-asian="italic" style:font-weight-asian="bold" style:font-size-complex="20pt" style:font-style-complex="italic" style:font-weight-complex="bold"/>
    </style:style>
    <style:style style:name="P22" style:family="paragraph" style:parent-style-name="Standard">
      <style:paragraph-properties fo:text-align="start" style:justify-single-word="false"/>
      <style:text-properties fo:font-size="22pt" fo:font-style="normal" style:text-underline-style="none" fo:font-weight="bold" officeooo:rsid="00376c14" officeooo:paragraph-rsid="00376c14" style:font-size-asian="22pt" style:font-style-asian="normal" style:font-weight-asian="bold" style:font-size-complex="22pt" style:font-style-complex="normal" style:font-weight-complex="bold"/>
    </style:style>
    <style:style style:name="P23" style:family="paragraph" style:parent-style-name="Standard">
      <style:paragraph-properties fo:text-align="start" style:justify-single-word="false"/>
      <style:text-properties fo:font-size="22pt" fo:font-style="normal" style:text-underline-style="none" fo:font-weight="bold" officeooo:rsid="000eab81" officeooo:paragraph-rsid="000eab81" style:font-size-asian="22pt" style:font-style-asian="normal" style:font-weight-asian="bold" style:font-size-complex="22pt" style:font-style-complex="normal" style:font-weight-complex="bold"/>
    </style:style>
    <style:style style:name="P24" style:family="paragraph" style:parent-style-name="Standard">
      <style:paragraph-properties fo:text-align="start" style:justify-single-word="false"/>
      <style:text-properties fo:font-size="22pt" fo:font-style="normal" style:text-underline-style="none" fo:font-weight="bold" officeooo:rsid="000dcb37" officeooo:paragraph-rsid="000dcb37" style:font-size-asian="22pt" style:font-style-asian="normal" style:font-weight-asian="bold" style:font-size-complex="22pt" style:font-style-complex="normal" style:font-weight-complex="bold"/>
    </style:style>
    <style:style style:name="P25" style:family="paragraph" style:parent-style-name="Standard">
      <style:paragraph-properties fo:text-align="start" style:justify-single-word="false"/>
      <style:text-properties fo:font-size="22pt" fo:font-style="normal" style:text-underline-style="none" fo:font-weight="bold" officeooo:rsid="000d8ce0" officeooo:paragraph-rsid="000d8ce0" style:font-size-asian="22pt" style:font-style-asian="normal" style:font-weight-asian="bold" style:font-size-complex="22pt" style:font-style-complex="normal" style:font-weight-complex="bold"/>
    </style:style>
    <style:style style:name="P26" style:family="paragraph" style:parent-style-name="Standard">
      <style:paragraph-properties fo:text-align="start" style:justify-single-word="false"/>
      <style:text-properties fo:font-size="22pt" fo:font-style="normal" style:text-underline-style="none" fo:font-weight="normal" officeooo:rsid="00376c14" officeooo:paragraph-rsid="003934b2" style:font-size-asian="22pt" style:font-style-asian="normal" style:font-weight-asian="normal" style:font-size-complex="22pt" style:font-style-complex="normal" style:font-weight-complex="normal"/>
    </style:style>
    <style:style style:name="P27" style:family="paragraph" style:parent-style-name="Standard">
      <style:paragraph-properties fo:text-align="start" style:justify-single-word="false"/>
      <style:text-properties officeooo:rsid="0009d313" officeooo:paragraph-rsid="003934b2"/>
    </style:style>
    <style:style style:name="P28" style:family="paragraph" style:parent-style-name="Standard" style:master-page-name="">
      <loext:graphic-properties draw:fill="none"/>
      <style:paragraph-properties fo:margin-left="-0.4366in" fo:margin-right="-0.25in" fo:text-align="start" style:justify-single-word="false" fo:text-indent="0in" style:auto-text-indent="false" style:page-number="auto" fo:background-color="transparent"/>
      <style:text-properties fo:font-size="14pt" fo:font-style="normal" style:text-underline-style="none" fo:font-weight="normal" officeooo:rsid="000ab558" officeooo:paragraph-rsid="003934b2" style:font-size-asian="14pt" style:font-style-asian="normal" style:font-weight-asian="normal" style:font-size-complex="14pt" style:font-style-complex="normal" style:font-weight-complex="normal"/>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size="14pt" fo:font-style="normal" style:text-underline-style="none" fo:font-weight="normal" officeooo:rsid="000ab558" style:font-size-asian="14pt" style:font-style-asian="normal" style:font-weight-asian="normal" style:font-size-complex="14pt" style:font-style-complex="normal" style:font-weight-complex="normal"/>
    </style:style>
    <style:style style:name="T5" style:family="text">
      <style:text-properties officeooo:rsid="000d8ce0"/>
    </style:style>
    <style:style style:name="T6" style:family="text">
      <style:text-properties fo:font-weight="bold" style:font-weight-asian="bold" style:font-weight-complex="bold"/>
    </style:style>
    <style:style style:name="T7" style:family="text">
      <style:text-properties fo:font-weight="bold" officeooo:rsid="003934b2" style:font-weight-asian="bold" style:font-weight-complex="bold"/>
    </style:style>
    <style:style style:name="T8" style:family="text">
      <style:text-properties style:text-line-through-style="none" style:text-line-through-type="none" fo:font-size="14pt"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style:text-line-through-style="none" style:text-line-through-type="none" fo:font-size="26pt"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T10" style:family="text">
      <style:text-properties fo:background-color="#ffffff" loext:char-shading-value="0"/>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ize="18pt" style:font-size-asian="18pt" style:font-size-complex="18pt"/>
    </style:style>
    <style:style style:name="T14" style:family="text">
      <style:text-properties fo:font-size="20pt" style:font-size-asian="20pt" style:font-size-complex="20pt"/>
    </style:style>
    <style:style style:name="T15" style:family="text">
      <style:text-properties fo:font-size="20pt" officeooo:rsid="000dcb37" style:font-size-asian="20pt" style:font-size-complex="20pt"/>
    </style:style>
    <style:style style:name="T16" style:family="text">
      <style:text-properties fo:font-size="20pt" officeooo:rsid="000ee081" style:font-size-asian="20pt" style:font-size-complex="20pt"/>
    </style:style>
    <style:style style:name="T17" style:family="text">
      <style:text-properties fo:font-size="20pt" officeooo:rsid="00109bc0" style:font-size-asian="20pt" style:font-size-complex="20pt"/>
    </style:style>
    <style:style style:name="T18" style:family="text">
      <style:text-properties fo:font-size="20pt" officeooo:rsid="00376c14" style:font-size-asian="20pt" style:font-size-complex="20pt"/>
    </style:style>
    <style:style style:name="T19" style:family="text">
      <style:text-properties fo:font-size="20pt" officeooo:rsid="003934b2" style:font-size-asian="20pt" style:font-size-complex="20pt"/>
    </style:style>
    <style:style style:name="T20" style:family="text">
      <style:text-properties fo:font-size="20pt" officeooo:rsid="003a1422" style:font-size-asian="20pt" style:font-size-complex="20pt"/>
    </style:style>
    <style:style style:name="T21" style:family="text">
      <style:text-properties fo:font-size="20pt" fo:background-color="#ffffff" loext:char-shading-value="0" style:font-size-asian="20pt" style:font-size-complex="20pt"/>
    </style:style>
    <style:style style:name="T22" style:family="text">
      <style:text-properties fo:font-size="20pt" fo:font-weight="normal" style:font-size-asian="20pt" style:font-weight-asian="normal" style:font-size-complex="20pt" style:font-weight-complex="normal"/>
    </style:style>
    <style:style style:name="T23" style:family="text">
      <style:text-properties fo:font-size="20pt" fo:font-style="normal" style:text-underline-style="none" fo:font-weight="normal" officeooo:rsid="003934b2" style:font-size-asian="20pt" style:font-style-asian="normal" style:font-weight-asian="normal" style:font-size-complex="20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8"><text:s text:c="57"/><text:span text:style-name="T1"><text:s text:c="5"/></text:span><text:span text:style-name="T2"><text:s/></text:span><text:span text:style-name="T8"><text:s/></text:span><text:span text:style-name="T9">DRIP N DRY</text:span></text:p>
      <text:p text:style-name="P14"/>
      <text:p text:style-name="P19"><text:span text:style-name="T11"><text:s/></text:span><text:span text:style-name="T12">Good Morning everyone…….</text:span></text:p>
      <text:p text:style-name="P15"><text:s/>Our team number is <text:s/><text:span text:style-name="T6">1C.</text:span></text:p>
      <text:p text:style-name="P15"><text:s/>I am * </text:p>
      <text:p text:style-name="P15"><text:s/>Our project is about creating a web application for Laundry Management.</text:p>
      <text:p text:style-name="P15"><text:s/>Our application name is <text:span text:style-name="T6"><text:s/>Drip n Dry.</text:span></text:p>
      <text:p text:style-name="P15"><text:s/>Our project has * <text:s/>modules.</text:p>
      <text:p text:style-name="P16"><text:s/>They are :</text:p>
      <text:p text:style-name="P17"><text:s text:c="3"/>1.Registration</text:p>
      <text:p text:style-name="P17"><text:s text:c="3"/>2.Login / Logout</text:p>
      <text:p text:style-name="P17"><text:s text:c="3"/>3.Pricing details</text:p>
      <text:p text:style-name="P17"><text:s text:c="3"/>4.Washing Details</text:p>
      <text:p text:style-name="P17"><text:s text:c="3"/>5.Order</text:p>
      <text:p text:style-name="P17"><text:s text:c="3"/>6.Admin Approval</text:p>
      <text:p text:style-name="P17"><text:s text:c="3"/>7.Receipt</text:p>
      <text:p text:style-name="P17"><text:s text:c="3"/>8.Delivery</text:p>
      <text:p text:style-name="P17"/>
      <text:p text:style-name="P15">Now we will tell about our front end. </text:p>
      <text:p text:style-name="P15">We used HTML ,CSS,Java Script and Bootstrap to design our website.</text:p>
      <text:p text:style-name="P18">We used an on line template and optimi<text:span text:style-name="T5">z</text:span>ed it according to our project.</text:p>
      <text:p text:style-name="P18"/>
      <text:p text:style-name="P25">1. Register :</text:p>
      <text:p text:style-name="P2"><text:s text:c="18"/><text:span text:style-name="T13"><text:s/></text:span><text:span text:style-name="T14">This module helps <text:s/>new users to create an account in our website.Once the user is registered, he / she <text:s/>can login the website and access it <text:s/>completelyThis has Username and Email and password inputs, which are taken from the u</text:span><text:span text:style-name="T13">ser.</text:span></text:p>
      <text:p text:style-name="P2"/>
      <text:p text:style-name="P2"><text:soft-page-break/></text:p>
      <text:p text:style-name="P25">2. Login / Logout:</text:p>
      <text:p text:style-name="P3"><text:s text:c="18"/><text:span text:style-name="T14">All the registered <text:s/>users <text:s/>can </text:span><text:span text:style-name="T15">access</text:span><text:span text:style-name="T14"> the website </text:span><text:span text:style-name="T15">by logging in . </text:span></text:p>
      <text:p text:style-name="P20">Users can login to the website through their email and password. They can place their order only after logging in. When the user clicks on the Login button present in the home page, it redirects him / her to the login page.</text:p>
      <text:p text:style-name="P20">Later, the user can logout from the website.</text:p>
      <text:p text:style-name="P20"/>
      <text:p text:style-name="P24">3.Pricing Details:</text:p>
      <text:p text:style-name="P5"><text:s text:c="16"/><text:span text:style-name="T14"><text:s/>The prices for washing different types of clothes will be displayed in pricing details module. We have three types of washing namely “Wash and fold”,”Wash and Iron” an “Dry Cleaning”. Each one has different prices and all this information will be available in the Pricing Details module. Also, for <text:s/>using different types of cleaning agents like Emulsifiers, Neut</text:span><text:span text:style-name="T16">r</text:span><text:span text:style-name="T14">ali</text:span><text:span text:style-name="T17">z</text:span><text:span text:style-name="T14">ers, etc, t</text:span><text:span text:style-name="T21">he cost would vary</text:span><text:span text:style-name="T10">.</text:span></text:p>
      <text:p text:style-name="P7"/>
      <text:p text:style-name="P23">4. Washing Details:</text:p>
      <text:p text:style-name="P9"><text:s text:c="28"/><text:span text:style-name="T14"><text:s text:c="2"/>In this module, the instructions specified by the customer for washing <text:s/>are available. These instructions reach the admin and hence, he approves or rejects the request.</text:span></text:p>
      <text:p text:style-name="P4"><text:s text:c="3"/></text:p>
      <text:p text:style-name="P22">5.Order:</text:p>
      <text:p text:style-name="P28"><text:tab/><text:span text:style-name="T20">According to customer’s requirement the customer can book the <text:tab/>slots and the order has to be approved by the admin. </text:span></text:p>
      <text:p text:style-name="P22">6.Admin Approval:</text:p>
      <text:p text:style-name="P6"><text:soft-page-break/><text:tab/><text:span text:style-name="T14">In this module,the admins must approve the order given by the customer. It is based on the slot booking and if the slots are not available according to his request his order will be canceled.</text:span></text:p>
      <text:p text:style-name="P22">7.Receipt:</text:p>
      <text:p text:style-name="P1"><text:tab/><text:span text:style-name="T22">After the admin approval the receipt will be displayed.</text:span></text:p>
      <text:p text:style-name="P26"><text:s/><text:span text:style-name="T7">8.Delivery:</text:span></text:p>
      <text:p text:style-name="P27"><text:span text:style-name="T4"><text:s text:c="2"/></text:span><text:span text:style-name="T3"><text:s/><text:tab/></text:span><text:span text:style-name="T23">In this module,after 72hours according to customer address the delivery will be delivered.</text:span></text:p>
      <text:p text:style-name="P13"><text:s text:c="2"/></text:p>
      <text:p text:style-name="P21">*Any queries?</text:p>
      <text:p text:style-name="P11"/>
      <text:p text:style-name="P11"/>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992in" fo:margin-right="0.783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3:50:01.981382373</meta:creation-date>
    <dc:date>2019-05-13T10:10:58.164084736</dc:date>
    <meta:editing-duration>PT1H12M47S</meta:editing-duration>
    <meta:editing-cycles>9</meta:editing-cycles>
    <meta:generator>LibreOffice/5.1.6.2$Linux_X86_64 LibreOffice_project/10m0$Build-2</meta:generator>
    <meta:document-statistic meta:table-count="0" meta:image-count="0" meta:object-count="0" meta:page-count="7" meta:paragraph-count="40" meta:word-count="372" meta:character-count="2387" meta:non-whitespace-character-count="1846"/>
  </office:meta>
</office:document-meta>
</file>